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Диаграмма 1" svg:x="3.85903in" svg:y="0.48111in" svg:width="6.29806in" svg:height="3.544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2</text:p>
          </table:table-cell>
          <table:table-cell table:number-columns-repeated="16381" table:style-name="ce1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22620935450898988" table:formula="of:=[.B2]*[.$A$2]*EXP(-[.B2])" table:style-name="ce1">
            <text:p>0,226209355</text:p>
          </table:table-cell>
          <table:table-cell office:value-type="float" office:value="0.45103380629882661" table:formula="of:=[.B3]*[.$A$2]*EXP(-[.B3])" table:style-name="ce1">
            <text:p>0,451033806</text:p>
          </table:table-cell>
          <table:table-cell office:value-type="float" office:value="0.7182367289766598" table:formula="of:=[.C3]*[.$A$2]*EXP(-[.C3])" table:style-name="ce1">
            <text:p>0,71823672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45103380629882661" table:formula="of:=[.B3]*[.$A$2]*EXP(-[.B3])" table:style-name="ce1">
            <text:p>0,451033806</text:p>
          </table:table-cell>
          <table:table-cell office:value-type="float" office:value="0.7182367289766598" table:formula="of:=[.B4]*[.$A$2]*EXP(-[.B4])" table:style-name="ce1">
            <text:p>0,718236729</text:p>
          </table:table-cell>
          <table:table-cell office:value-type="float" office:value="0.87555084348980128" table:formula="of:=[.C4]*[.$A$2]*EXP(-[.C4])" table:style-name="ce1">
            <text:p>0,87555084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7182367289766598" table:formula="of:=[.B4]*[.$A$2]*EXP(-[.B4])" table:style-name="ce1">
            <text:p>0,718236729</text:p>
          </table:table-cell>
          <table:table-cell office:value-type="float" office:value="0.87555084348980128" table:formula="of:=[.B5]*[.$A$2]*EXP(-[.B5])" table:style-name="ce1">
            <text:p>0,875550843</text:p>
          </table:table-cell>
          <table:table-cell office:value-type="float" office:value="0.91195724827542024" table:formula="of:=[.C5]*[.$A$2]*EXP(-[.C5])" table:style-name="ce1">
            <text:p>0,91195724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87555084348980128" table:formula="of:=[.B5]*[.$A$2]*EXP(-[.B5])" table:style-name="ce1">
            <text:p>0,875550843</text:p>
          </table:table-cell>
          <table:table-cell office:value-type="float" office:value="0.91195724827542024" table:formula="of:=[.B6]*[.$A$2]*EXP(-[.B6])" table:style-name="ce1">
            <text:p>0,911957248</text:p>
          </table:table-cell>
          <table:table-cell office:value-type="float" office:value="0.91591777529509089" table:formula="of:=[.C6]*[.$A$2]*EXP(-[.C6])" table:style-name="ce1">
            <text:p>0,91591777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195724827542024" table:formula="of:=[.B6]*[.$A$2]*EXP(-[.B6])" table:style-name="ce1">
            <text:p>0,911957248</text:p>
          </table:table-cell>
          <table:table-cell office:value-type="float" office:value="0.91591777529509089" table:formula="of:=[.B7]*[.$A$2]*EXP(-[.B7])" table:style-name="ce1">
            <text:p>0,915917775</text:p>
          </table:table-cell>
          <table:table-cell office:value-type="float" office:value="0.91625943656371767" table:formula="of:=[.C7]*[.$A$2]*EXP(-[.C7])" table:style-name="ce1">
            <text:p>0,91625943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591777529509089" table:formula="of:=[.B7]*[.$A$2]*EXP(-[.B7])" table:style-name="ce1">
            <text:p>0,915917775</text:p>
          </table:table-cell>
          <table:table-cell office:value-type="float" office:value="0.91625943656371767" table:formula="of:=[.B8]*[.$A$2]*EXP(-[.B8])" table:style-name="ce1">
            <text:p>0,916259437</text:p>
          </table:table-cell>
          <table:table-cell office:value-type="float" office:value="0.91628811163592139" table:formula="of:=[.C8]*[.$A$2]*EXP(-[.C8])" table:style-name="ce1">
            <text:p>0,91628811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5943656371767" table:formula="of:=[.B8]*[.$A$2]*EXP(-[.B8])" table:style-name="ce1">
            <text:p>0,916259437</text:p>
          </table:table-cell>
          <table:table-cell office:value-type="float" office:value="0.91628811163592139" table:formula="of:=[.B9]*[.$A$2]*EXP(-[.B9])" table:style-name="ce1">
            <text:p>0,916288112</text:p>
          </table:table-cell>
          <table:table-cell office:value-type="float" office:value="0.91629051253221006" table:formula="of:=[.C9]*[.$A$2]*EXP(-[.C9])" table:style-name="ce1">
            <text:p>0,91629051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8811163592139" table:formula="of:=[.B9]*[.$A$2]*EXP(-[.B9])" table:style-name="ce1">
            <text:p>0,916288112</text:p>
          </table:table-cell>
          <table:table-cell office:value-type="float" office:value="0.91629051253221006" table:formula="of:=[.B10]*[.$A$2]*EXP(-[.B10])" table:style-name="ce1">
            <text:p>0,916290513</text:p>
          </table:table-cell>
          <table:table-cell office:value-type="float" office:value="0.91629071351317537" table:formula="of:=[.C10]*[.$A$2]*EXP(-[.C10])" table:style-name="ce1">
            <text:p>0,91629071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51253221006" table:formula="of:=[.B10]*[.$A$2]*EXP(-[.B10])" table:style-name="ce1">
            <text:p>0,916290513</text:p>
          </table:table-cell>
          <table:table-cell office:value-type="float" office:value="0.91629071351317537" table:formula="of:=[.B11]*[.$A$2]*EXP(-[.B11])" table:style-name="ce1">
            <text:p>0,916290714</text:p>
          </table:table-cell>
          <table:table-cell office:value-type="float" office:value="0.91629073033717068" table:formula="of:=[.C11]*[.$A$2]*EXP(-[.C11])" table:style-name="ce1">
            <text:p>0,9162907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71351317537" table:formula="of:=[.B11]*[.$A$2]*EXP(-[.B11])" table:style-name="ce1">
            <text:p>0,916290714</text:p>
          </table:table-cell>
          <table:table-cell office:value-type="float" office:value="0.91629073033717068" table:formula="of:=[.B12]*[.$A$2]*EXP(-[.B12])" table:style-name="ce1">
            <text:p>0,91629073</text:p>
          </table:table-cell>
          <table:table-cell office:value-type="float" office:value="0.91629073174549525" table:formula="of:=[.C12]*[.$A$2]*EXP(-[.C12])" table:style-name="ce1">
            <text:p>0,9162907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73033717068" table:formula="of:=[.B12]*[.$A$2]*EXP(-[.B12])" table:style-name="ce1">
            <text:p>0,91629073</text:p>
          </table:table-cell>
          <table:table-cell office:value-type="float" office:value="0.91629073174549525" table:formula="of:=[.B13]*[.$A$2]*EXP(-[.B13])" table:style-name="ce1">
            <text:p>0,916290732</text:p>
          </table:table-cell>
          <table:table-cell office:value-type="float" office:value="0.91629073186338494" table:formula="of:=[.C13]*[.$A$2]*EXP(-[.C13])" table:style-name="ce1">
            <text:p>0,9162907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73174549525" table:formula="of:=[.B13]*[.$A$2]*EXP(-[.B13])" table:style-name="ce1">
            <text:p>0,916290732</text:p>
          </table:table-cell>
          <table:table-cell office:value-type="float" office:value="0.91629073186338494" table:formula="of:=[.B14]*[.$A$2]*EXP(-[.B14])" table:style-name="ce1">
            <text:p>0,916290732</text:p>
          </table:table-cell>
          <table:table-cell office:value-type="float" office:value="0.91629073187325349" table:formula="of:=[.C14]*[.$A$2]*EXP(-[.C14])" table:style-name="ce1">
            <text:p>0,9162907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73186338494" table:formula="of:=[.B14]*[.$A$2]*EXP(-[.B14])" table:style-name="ce1">
            <text:p>0,916290732</text:p>
          </table:table-cell>
          <table:table-cell office:value-type="float" office:value="0.91629073187325349" table:formula="of:=[.B15]*[.$A$2]*EXP(-[.B15])" table:style-name="ce1">
            <text:p>0,916290732</text:p>
          </table:table-cell>
          <table:table-cell office:value-type="float" office:value="0.9162907318740795" table:formula="of:=[.C15]*[.$A$2]*EXP(-[.C15])" table:style-name="ce1">
            <text:p>0,9162907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91629073187325349" table:formula="of:=[.B15]*[.$A$2]*EXP(-[.B15])" table:style-name="ce1">
            <text:p>0,916290732</text:p>
          </table:table-cell>
          <table:table-cell office:value-type="float" office:value="0.9162907318740795" table:formula="of:=[.B16]*[.$A$2]*EXP(-[.B16])" table:style-name="ce1">
            <text:p>0,916290732</text:p>
          </table:table-cell>
          <table:table-cell office:value-type="float" office:value="0.91629073187414867" table:formula="of:=[.C16]*[.$A$2]*EXP(-[.C16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0795" table:formula="of:=[.B16]*[.$A$2]*EXP(-[.B16])" table:style-name="ce1">
            <text:p>0,916290732</text:p>
          </table:table-cell>
          <table:table-cell office:value-type="float" office:value="0.91629073187414867" table:formula="of:=[.B17]*[.$A$2]*EXP(-[.B17])" table:style-name="ce1">
            <text:p>0,916290732</text:p>
          </table:table-cell>
          <table:table-cell office:value-type="float" office:value="0.91629073187415466" table:formula="of:=[.C17]*[.$A$2]*EXP(-[.C17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4867" table:formula="of:=[.B17]*[.$A$2]*EXP(-[.B17])" table:style-name="ce1">
            <text:p>0,916290732</text:p>
          </table:table-cell>
          <table:table-cell office:value-type="float" office:value="0.91629073187415466" table:formula="of:=[.B18]*[.$A$2]*EXP(-[.B18])" table:style-name="ce1">
            <text:p>0,916290732</text:p>
          </table:table-cell>
          <table:table-cell office:value-type="float" office:value="0.916290731874155" table:formula="of:=[.C18]*[.$A$2]*EXP(-[.C18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466" table:formula="of:=[.B18]*[.$A$2]*EXP(-[.B18])" table:style-name="ce1">
            <text:p>0,916290732</text:p>
          </table:table-cell>
          <table:table-cell office:value-type="float" office:value="0.916290731874155" table:formula="of:=[.B19]*[.$A$2]*EXP(-[.B19])" table:style-name="ce1">
            <text:p>0,916290732</text:p>
          </table:table-cell>
          <table:table-cell office:value-type="float" office:value="0.916290731874155" table:formula="of:=[.C19]*[.$A$2]*EXP(-[.C19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19]*[.$A$2]*EXP(-[.B19])" table:style-name="ce1">
            <text:p>0,916290732</text:p>
          </table:table-cell>
          <table:table-cell office:value-type="float" office:value="0.916290731874155" table:formula="of:=[.B20]*[.$A$2]*EXP(-[.B20])" table:style-name="ce1">
            <text:p>0,916290732</text:p>
          </table:table-cell>
          <table:table-cell office:value-type="float" office:value="0.916290731874155" table:formula="of:=[.C20]*[.$A$2]*EXP(-[.C20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0]*[.$A$2]*EXP(-[.B20])" table:style-name="ce1">
            <text:p>0,916290732</text:p>
          </table:table-cell>
          <table:table-cell office:value-type="float" office:value="0.916290731874155" table:formula="of:=[.B21]*[.$A$2]*EXP(-[.B21])" table:style-name="ce1">
            <text:p>0,916290732</text:p>
          </table:table-cell>
          <table:table-cell office:value-type="float" office:value="0.916290731874155" table:formula="of:=[.C21]*[.$A$2]*EXP(-[.C21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1]*[.$A$2]*EXP(-[.B21])" table:style-name="ce1">
            <text:p>0,916290732</text:p>
          </table:table-cell>
          <table:table-cell office:value-type="float" office:value="0.916290731874155" table:formula="of:=[.B22]*[.$A$2]*EXP(-[.B22])" table:style-name="ce1">
            <text:p>0,916290732</text:p>
          </table:table-cell>
          <table:table-cell office:value-type="float" office:value="0.916290731874155" table:formula="of:=[.C22]*[.$A$2]*EXP(-[.C22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2]*[.$A$2]*EXP(-[.B22])" table:style-name="ce1">
            <text:p>0,916290732</text:p>
          </table:table-cell>
          <table:table-cell office:value-type="float" office:value="0.916290731874155" table:formula="of:=[.B23]*[.$A$2]*EXP(-[.B23])" table:style-name="ce1">
            <text:p>0,916290732</text:p>
          </table:table-cell>
          <table:table-cell office:value-type="float" office:value="0.916290731874155" table:formula="of:=[.C23]*[.$A$2]*EXP(-[.C23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3]*[.$A$2]*EXP(-[.B23])" table:style-name="ce1">
            <text:p>0,916290732</text:p>
          </table:table-cell>
          <table:table-cell office:value-type="float" office:value="0.916290731874155" table:formula="of:=[.B24]*[.$A$2]*EXP(-[.B24])" table:style-name="ce1">
            <text:p>0,916290732</text:p>
          </table:table-cell>
          <table:table-cell office:value-type="float" office:value="0.916290731874155" table:formula="of:=[.C24]*[.$A$2]*EXP(-[.C24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4]*[.$A$2]*EXP(-[.B24])" table:style-name="ce1">
            <text:p>0,916290732</text:p>
          </table:table-cell>
          <table:table-cell office:value-type="float" office:value="0.916290731874155" table:formula="of:=[.B25]*[.$A$2]*EXP(-[.B25])" table:style-name="ce1">
            <text:p>0,916290732</text:p>
          </table:table-cell>
          <table:table-cell office:value-type="float" office:value="0.916290731874155" table:formula="of:=[.C25]*[.$A$2]*EXP(-[.C25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5]*[.$A$2]*EXP(-[.B25])" table:style-name="ce1">
            <text:p>0,916290732</text:p>
          </table:table-cell>
          <table:table-cell office:value-type="float" office:value="0.916290731874155" table:formula="of:=[.B26]*[.$A$2]*EXP(-[.B26])" table:style-name="ce1">
            <text:p>0,916290732</text:p>
          </table:table-cell>
          <table:table-cell office:value-type="float" office:value="0.916290731874155" table:formula="of:=[.C26]*[.$A$2]*EXP(-[.C26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6]*[.$A$2]*EXP(-[.B26])" table:style-name="ce1">
            <text:p>0,916290732</text:p>
          </table:table-cell>
          <table:table-cell office:value-type="float" office:value="0.916290731874155" table:formula="of:=[.B27]*[.$A$2]*EXP(-[.B27])" table:style-name="ce1">
            <text:p>0,916290732</text:p>
          </table:table-cell>
          <table:table-cell office:value-type="float" office:value="0.916290731874155" table:formula="of:=[.C27]*[.$A$2]*EXP(-[.C27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7]*[.$A$2]*EXP(-[.B27])" table:style-name="ce1">
            <text:p>0,916290732</text:p>
          </table:table-cell>
          <table:table-cell office:value-type="float" office:value="0.916290731874155" table:formula="of:=[.B28]*[.$A$2]*EXP(-[.B28])" table:style-name="ce1">
            <text:p>0,916290732</text:p>
          </table:table-cell>
          <table:table-cell office:value-type="float" office:value="0.916290731874155" table:formula="of:=[.C28]*[.$A$2]*EXP(-[.C28])" table:style-name="ce1">
            <text:p>0,9162907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16290731874155" table:formula="of:=[.B28]*[.$A$2]*EXP(-[.B28])" table:style-name="ce1">
            <text:p>0,916290732</text:p>
          </table:table-cell>
          <table:table-cell office:value-type="float" office:value="0.916290731874155" table:formula="of:=[.B29]*[.$A$2]*EXP(-[.B29])" table:style-name="ce1">
            <text:p>0,916290732</text:p>
          </table:table-cell>
          <table:table-cell office:value-type="float" office:value="0.916290731874155" table:formula="of:=[.C29]*[.$A$2]*EXP(-[.C29])" table:style-name="ce1">
            <text:p>0,916290732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Максим Седов</dc:creator>
    <meta:creation-date>2020-12-17T13:02:35Z</meta:creation-date>
    <dc:date>2020-12-17T10:52:00Z</dc:date>
    <meta:editing-cycles>2</meta:editing-cycles>
    <meta:editing-duration>PT9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3:.$B$29" chart:class="chart:line" chart:attached-axis="primary-y" chart:style-name="G0S0">
            <chart:data-point chart:repeated="27"/>
          </chart:series>
          <chart:series chart:values-cell-range-address="Sheet1.$C$3:.$C$29" chart:class="chart:line" chart:attached-axis="primary-y" chart:style-name="G0S1">
            <chart:data-point chart:repeated="27"/>
          </chart:series>
          <chart:series chart:values-cell-range-address="Sheet1.$D$3:.$D$29" chart:class="chart:line" chart:attached-axis="primary-y" chart:style-name="G0S2">
            <chart:data-point chart:repeated="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